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4.547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85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1.334cm"/>
    </style:style>
    <style:style style:name="co19" style:family="table-column">
      <style:table-column-properties fo:break-before="auto" style:column-width="2.124cm"/>
    </style:style>
    <style:style style:name="co20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va</text:p>
          </table:table-cell>
          <table:table-cell office:value-type="float" office:value="1.055" calcext:value-type="float">
            <text:p>1,055</text:p>
          </table:table-cell>
        </table:table-row>
      </table:table>
      <table:table table:name="ingredie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ine-t8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Farine-t170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5.04" calcext:value-type="float">
            <text:p>5,04</text:p>
          </table:table-cell>
        </table:table-row>
      </table:table>
      <table:table table:name="order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nneton-1kg-na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table:formula="of:=[.D1]*[$'banneton 1kg nature'.A4]" office:value-type="float" office:value="1.2154" calcext:value-type="float">
            <text:p>1,2154</text:p>
          </table:table-cell>
        </table:table-row>
        <table:table-row table:style-name="ro1">
          <table:table-cell office:value-type="string" calcext:value-type="string">
            <text:p>banneton-500g-nature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.588" calcext:value-type="float">
            <text:p>0,588</text:p>
          </table:table-cell>
          <table:table-cell table:formula="of:=[.D2]*[$'banneton 500g nature'.A4]" office:value-type="float" office:value="0.60564" calcext:value-type="float">
            <text:p>0,60564</text:p>
          </table:table-cell>
        </table:table-row>
        <table:table-row table:style-name="ro1">
          <table:table-cell office:value-type="string" calcext:value-type="string">
            <text:p>banneton-1kg-gra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table:formula="of:=[.D3]*[$'banneton 1kg graines'.A5]" office:value-type="float" office:value="1.2154" calcext:value-type="float">
            <text:p>1,2154</text:p>
          </table:table-cell>
        </table:table-row>
      </table:table>
      <table:table table:name="banneton 1kg natur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8.231" calcext:value-type="float">
            <text:p>18,231</text:p>
          </table:table-cell>
          <table:table-cell table:formula="of:=[.B1]*[$'pate de base campagne'.D5]" office:value-type="float" office:value="1.2438437701892" calcext:value-type="float">
            <text:p>1,2438</text:p>
          </table:table-cell>
          <table:table-cell/>
          <table:table-cell office:value-type="float" office:value="4.5" calcext:value-type="float">
            <text:p>4,5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orders.B1]*[$orders.E1]" office:value-type="float" office:value="18.231" calcext:value-type="float">
            <text:p>18,231</text:p>
          </table:table-cell>
          <table:table-cell table:formula="of:=SUM([.D1:.D1])/[.B2]" office:value-type="float" office:value="1.2438437701892" calcext:value-type="float">
            <text:p>1,2438</text:p>
          </table:table-cell>
          <table:table-cell/>
          <table:table-cell table:formula="of:=[.F1]/[$general.B1]" office:value-type="float" office:value="4.2654028436019" calcext:value-type="float">
            <text:p>4,2654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22.6765157743193" calcext:value-type="float">
            <text:p>22,6765</text:p>
          </table:table-cell>
          <table:table-cell/>
          <table:table-cell table:formula="of:=[.F2]*[$orders.C1]" office:value-type="float" office:value="4.2654028436019" calcext:value-type="float">
            <text:p>4,2654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4"/>
          <table:table-cell table:formula="of:=[.D3]/[$orders.B1]" office:value-type="float" office:value="1.51176771828796" calcext:value-type="float">
            <text:p>1,5118</text:p>
          </table:table-cell>
        </table:table-row>
        <table:table-row table:style-name="ro1">
          <table:table-cell table:number-columns-repeated="5"/>
          <table:table-cell table:formula="of:=([.F3]-[.F4])/[.F3]*100" office:value-type="float" office:value="64.5574457156935" calcext:value-type="float">
            <text:p>64,5574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nneton 500g natur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2.1128" calcext:value-type="float">
            <text:p>12,1128</text:p>
          </table:table-cell>
          <table:table-cell table:formula="of:=[.B1]*[$'pate de base campagne'.D5]" office:value-type="float" office:value="1.2438437701892" calcext:value-type="float">
            <text:p>1,2438</text:p>
          </table:table-cell>
          <table:table-cell/>
          <table:table-cell office:value-type="float" office:value="4.5" calcext:value-type="float">
            <text:p>4,5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orders.B2]*[$orders.E2]" office:value-type="float" office:value="12.1128" calcext:value-type="float">
            <text:p>12,1128</text:p>
          </table:table-cell>
          <table:table-cell table:formula="of:=SUM([.D1:.D1])/[.B2]" office:value-type="float" office:value="1.2438437701892" calcext:value-type="float">
            <text:p>1,2438</text:p>
          </table:table-cell>
          <table:table-cell/>
          <table:table-cell table:formula="of:=[.F1]/[$general.B1]" office:value-type="float" office:value="4.2654028436019" calcext:value-type="float">
            <text:p>4,2654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15.0664308195478" calcext:value-type="float">
            <text:p>15,0664</text:p>
          </table:table-cell>
          <table:table-cell/>
          <table:table-cell table:formula="of:=[.F2]*[$orders.C2]" office:value-type="float" office:value="2.13270142180095" calcext:value-type="float">
            <text:p>2,1327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4"/>
          <table:table-cell table:formula="of:=[.D3]/[$orders.B2]" office:value-type="float" office:value="0.753321540977388" calcext:value-type="float">
            <text:p>0,7533</text:p>
          </table:table-cell>
        </table:table-row>
        <table:table-row table:style-name="ro1">
          <table:table-cell table:number-columns-repeated="5"/>
          <table:table-cell table:formula="of:=([.F3]-[.F4])/[.F3]*100" office:value-type="float" office:value="64.6775899675047" calcext:value-type="float">
            <text:p>64,6776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nneton 1kg graines" table:style-name="ta1">
        <table:table-column table:style-name="co13" table:default-cell-style-name="Default"/>
        <table:table-column table:style-name="co11" table:default-cell-style-name="Default"/>
        <table:table-column table:style-name="co14" table:default-cell-style-name="ce1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4]*[.C4]" office:value-type="float" office:value="9.34923076923077" calcext:value-type="float">
            <text:p>9,3492</text:p>
          </table:table-cell>
          <table:table-cell table:formula="of:=[.B1]*[$'pate de base campagne'.D5]" office:value-type="float" office:value="1.2438437701892" calcext:value-type="float">
            <text:p>1,2438</text:p>
          </table:table-cell>
          <table:table-cell/>
          <table:table-cell office:value-type="float" office:value="6.5" calcext:value-type="float">
            <text:p>6,5000</text:p>
          </table:table-cell>
        </table:table-row>
        <table:table-row table:style-name="ro1">
          <table:table-cell office:value-type="string" calcext:value-type="string">
            <text:p>mélange graines</text:p>
          </table:table-cell>
          <table:table-cell office:value-type="float" office:value="0.15" calcext:value-type="float">
            <text:p>0,15</text:p>
          </table:table-cell>
          <table:table-cell table:formula="of:=[.B2]/[.B4]*[.C4]" office:value-type="float" office:value="1.40238461538462" calcext:value-type="float">
            <text:p>1,4024</text:p>
          </table:table-cell>
          <table:table-cell table:formula="of:=[.B2]*[$'mélange graines'.D5]" office:value-type="float" office:value="0.6416" calcext:value-type="float">
            <text:p>0,6416</text:p>
          </table:table-cell>
          <table:table-cell/>
          <table:table-cell table:formula="of:=[.F1]/[$general.B1]" office:value-type="float" office:value="6.16113744075829" calcext:value-type="float">
            <text:p>6,1611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15" calcext:value-type="float">
            <text:p>0,15</text:p>
          </table:table-cell>
          <table:table-cell table:formula="of:=[.B3]/[.B4]*[.C4]" office:value-type="float" office:value="1.40238461538462" calcext:value-type="float">
            <text:p>1,4024</text:p>
          </table:table-cell>
          <table:table-cell table:formula="of:=[.B3]*[$ingredients.B3]" office:value-type="float" office:value="0.0000015" calcext:value-type="float">
            <text:p>0,0000</text:p>
          </table:table-cell>
          <table:table-cell/>
          <table:table-cell table:style-name="ce3" table:formula="of:=[.F2]*[$orders.C3]" office:value-type="float" office:value="6.16113744075829" calcext:value-type="float">
            <text:p>6,1611</text:p>
          </table:table-cell>
        </table:table-row>
        <table:table-row table:style-name="ro1">
          <table:table-cell/>
          <table:table-cell table:formula="of:=SUM([.B1:.B3])" office:value-type="float" office:value="1.3" calcext:value-type="float">
            <text:p>1,3</text:p>
          </table:table-cell>
          <table:table-cell table:formula="of:=[$orders.B3]*[$orders.E3]" office:value-type="float" office:value="12.154" calcext:value-type="float">
            <text:p>12,1540</text:p>
          </table:table-cell>
          <table:table-cell table:formula="of:=SUM([.D1:.D3])/[.B4]" office:value-type="float" office:value="1.45034251553016" calcext:value-type="float">
            <text:p>1,4503</text:p>
          </table:table-cell>
          <table:table-cell/>
          <table:table-cell table:formula="of:=[.D5]/[$orders.B3]" office:value-type="float" office:value="1.76274629337535" calcext:value-type="float">
            <text:p>1,7627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2"/>
          <table:table-cell table:formula="of:=[.D4]*[.C4]" office:value-type="float" office:value="17.6274629337535" calcext:value-type="float">
            <text:p>17,6275</text:p>
          </table:table-cell>
          <table:table-cell/>
          <table:table-cell table:formula="of:=([.F3]-[.F4])/[.F3]*100" office:value-type="float" office:value="71.3892716998308" calcext:value-type="float">
            <text:p>71,3893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te de base campagn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farine-t80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20.1487465833659" calcext:value-type="float">
            <text:p>20,1487</text:p>
          </table:table-cell>
          <table:table-cell table:formula="of:=[.B1]*[$ingredients.B1]" office:value-type="float" office:value="2.29" calcext:value-type="float">
            <text:p>2,29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75" calcext:value-type="float">
            <text:p>0,75</text:p>
          </table:table-cell>
          <table:table-cell table:formula="of:=[.B2]/[.B5]*[.C5]" office:value-type="float" office:value="15.1115599375244" calcext:value-type="float">
            <text:p>15,1116</text:p>
          </table:table-cell>
          <table:table-cell table:formula="of:=[.B2]*[$ingredients.B3]" office:value-type="float" office:value="0.0000075" calcext:value-type="float">
            <text:p>0,0000</text:p>
          </table:table-cell>
        </table:table-row>
        <table:table-row table:style-name="ro1">
          <table:table-cell office:value-type="string" calcext:value-type="string">
            <text:p>levain de seigle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4.02974931667318" calcext:value-type="float">
            <text:p>4,0297</text:p>
          </table:table-cell>
          <table:table-cell table:formula="of:=[.B3]*[$'levain de seigle'.D3]" office:value-type="float" office:value="0.146364727272727" calcext:value-type="float">
            <text:p>0,1464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02" calcext:value-type="float">
            <text:p>0,02</text:p>
          </table:table-cell>
          <table:table-cell table:formula="of:=[.B4]/[.B5]*[.C5]" office:value-type="float" office:value="0.402974931667317" calcext:value-type="float">
            <text:p>0,4030</text:p>
          </table:table-cell>
          <table:table-cell table:formula="of:=[.B4]*[$ingredients.B4]" office:value-type="float" office:value="0.014" calcext:value-type="float">
            <text:p>0,0140</text:p>
          </table:table-cell>
        </table:table-row>
        <table:table-row table:style-name="ro1">
          <table:table-cell/>
          <table:table-cell table:formula="of:=SUM([.B1:.B4])" office:value-type="float" office:value="1.97" calcext:value-type="float">
            <text:p>1,97</text:p>
          </table:table-cell>
          <table:table-cell table:formula="of:=[$'banneton 1kg nature'.C1]+[$'banneton 500g nature'.C1]+[$'banneton 1kg graines'.C1]" office:value-type="float" office:value="39.6930307692308" calcext:value-type="float">
            <text:p>39,6930</text:p>
          </table:table-cell>
          <table:table-cell table:formula="of:=SUM([.D1:.D4])/[.B5]" office:value-type="float" office:value="1.2438437701892" calcext:value-type="float">
            <text:p>1,2438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49.371929042236" calcext:value-type="float">
            <text:p>49,3719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élange graine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ournesol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0.934923076923077" calcext:value-type="float">
            <text:p>0,9349</text:p>
          </table:table-cell>
          <table:table-cell table:formula="of:=[.B1]*[$ingredients.B5]" office:value-type="float" office:value="3.86" calcext:value-type="float">
            <text:p>3,8600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0.2" calcext:value-type="float">
            <text:p>0,2</text:p>
          </table:table-cell>
          <table:table-cell table:formula="of:=[.B2]/[.B5]*[.C5]" office:value-type="float" office:value="0.186984615384615" calcext:value-type="float">
            <text:p>0,1870</text:p>
          </table:table-cell>
          <table:table-cell table:formula="of:=[.B2]*[$ingredients.B6]" office:value-type="float" office:value="0.846" calcext:value-type="float">
            <text:p>0,8460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0.186984615384615" calcext:value-type="float">
            <text:p>0,1870</text:p>
          </table:table-cell>
          <table:table-cell table:formula="of:=[.B3]*[$ingredients.B7]" office:value-type="float" office:value="1.206" calcext:value-type="float">
            <text:p>1,2060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0.1" calcext:value-type="float">
            <text:p>0,1</text:p>
          </table:table-cell>
          <table:table-cell table:formula="of:=[.B4]/[.B5]*[.C5]" office:value-type="float" office:value="0.0934923076923077" calcext:value-type="float">
            <text:p>0,0935</text:p>
          </table:table-cell>
          <table:table-cell table:formula="of:=[.B4]*[$ingredients.B8]" office:value-type="float" office:value="0.504" calcext:value-type="float">
            <text:p>0,5040</text:p>
          </table:table-cell>
        </table:table-row>
        <table:table-row table:style-name="ro1">
          <table:table-cell/>
          <table:table-cell table:formula="of:=SUM([.B1:.B4])" office:value-type="float" office:value="1.5" calcext:value-type="float">
            <text:p>1,5</text:p>
          </table:table-cell>
          <table:table-cell table:formula="of:=[$'banneton 1kg graines'.C2]" office:value-type="float" office:value="1.40238461538462" calcext:value-type="float">
            <text:p>1,4024</text:p>
          </table:table-cell>
          <table:table-cell table:formula="of:=SUM([.D1:.D4])/[.B5]" office:value-type="float" office:value="4.27733333333333" calcext:value-type="float">
            <text:p>4,2773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5.99846646153846" calcext:value-type="float">
            <text:p>5,9985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vain de seigle" table:style-name="ta1"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arine-t170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1.83170423485144" calcext:value-type="float">
            <text:p>1,8317</text:p>
          </table:table-cell>
          <table:table-cell table:formula="of:=[.B1]*[$ingredients.B2]" office:value-type="float" office:value="1.61" calcext:value-type="float">
            <text:p>1,61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.2" calcext:value-type="float">
            <text:p>1,2</text:p>
          </table:table-cell>
          <table:table-cell table:formula="of:=[.B2]/[.B3]*[.C3]" office:value-type="float" office:value="2.19804508182173" calcext:value-type="float">
            <text:p>2,1980</text:p>
          </table:table-cell>
          <table:table-cell table:formula="of:=[.B2]*[$ingredients.B3]" office:value-type="float" office:value="0.000012" calcext:value-type="float">
            <text:p>0,0000</text:p>
          </table:table-cell>
        </table:table-row>
        <table:table-row table:style-name="ro1">
          <table:table-cell/>
          <table:table-cell table:formula="of:=SUM([.B1:.B2])" office:value-type="float" office:value="2.2" calcext:value-type="float">
            <text:p>2,2</text:p>
          </table:table-cell>
          <table:table-cell table:formula="of:=[$'pate de base campagne'.C3]" office:value-type="float" office:value="4.02974931667318" calcext:value-type="float">
            <text:p>4,0297</text:p>
          </table:table-cell>
          <table:table-cell table:formula="of:=SUM([.D1:.D2])/[.B3]" office:value-type="float" office:value="0.731823636363636" calcext:value-type="float">
            <text:p>0,7318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2.94906579856164" calcext:value-type="float">
            <text:p>2,9491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21:10:52.019959787</meta:creation-date>
    <dc:date>2024-02-05T17:11:02.523291753</dc:date>
    <meta:editing-duration>PT5H40M34S</meta:editing-duration>
    <meta:editing-cycles>40</meta:editing-cycles>
    <meta:generator>LibreOffice/7.3.7.2$Linux_X86_64 LibreOffice_project/30$Build-2</meta:generator>
    <meta:document-statistic meta:table-count="9" meta:cell-count="135" meta:object-count="0"/>
  </office:meta>
</office:document-meta>
</file>